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officeooo:paragraph-rsid="000f692c" style:font-size-asian="10pt" style:font-size-complex="10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size="11pt" fo:font-style="normal" fo:font-weight="normal"/>
    </style:style>
    <style:style style:name="T3" style:family="text">
      <style:text-properties fo:font-style="normal" fo:font-weight="normal"/>
    </style:style>
    <style:style style:name="T4" style:family="text">
      <style:text-properties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docs-internal-guid-49dab88c-7fff-34ba-2e4f-1d2c6732bd07"/>Story of Adventure</text:p>
      <text:h text:style-name="Heading_20_1" text:outline-level="1">Goal</text:h>
      <text:p text:style-name="P1">* Replicate the feeling of an anime-like series</text:p>
      <text:p text:style-name="P1">* roll a handful of dice without slowing down the game</text:p>
      <text:p text:style-name="P1">● <text:span text:style-name="T3">tangible power levels</text:span></text:p>
      <text:p text:style-name="P1">● <text:span text:style-name="T3">tangible ends to "campaigns" to create a legacy of pantheons</text:span></text:p>
      <text:p text:style-name="P1">● <text:span text:style-name="T3">"battles" have more to do with clever use of unique abilities (i.e. RP)</text:span></text:p>
      <text:p text:style-name="P1">● <text:span text:style-name="T3">an ability (and, by extension, a character) creation system that can be generated and expanded upon</text:span></text:p>
      <text:p text:style-name="P1"/>
      <text:h text:style-name="Heading_20_1" text:outline-level="1">Mechanics to be combined</text:h>
      <text:p text:style-name="P1"/>
      <text:h text:style-name="Heading_20_2" text:outline-level="2">Uses for fudge dice</text:h>
      <text:p text:style-name="P1">* Chance: standard F roll</text:p>
      <text:p text:style-name="P1">* Competitive: xdF vs xdF</text:p>
      <text:p text:style-name="P1">* Challenge: x+ needed to pass</text:p>
      <text:p text:style-name="P1">* Cumulative challenge: x+ to be accumulated to pass. Bank all + result dice until the requirement is met</text:p>
      <text:p text:style-name="P1">* Fully commit: Reroll blanks</text:p>
      <text:p text:style-name="P1">* Advantage: bank 1+ for your next roll</text:p>
      <text:p text:style-name="P1">* Handicap: no negatives counted</text:p>
      <text:p text:style-name="P1">* Cooperative challenge: multiple people combine their rolls</text:p>
      <text:p text:style-name="P1"/>
      <text:h text:style-name="Heading_20_2" text:outline-level="2">bonus for statistical anomaly</text:h>
      <text:p text:style-name="P2">* Plot token to player upon any nat 4+</text:p>
      <text:p text:style-name="P1">* Plot token to GM upon any nat 4-</text:p>
      <text:p text:style-name="P1"/>
      <text:h text:style-name="Heading_20_2" text:outline-level="2">Ways to count</text:h>
      <text:p text:style-name="P1">* As intended: +- is 0</text:p>
      <text:p text:style-name="P1">* Only one type counted: typically plus</text:p>
      <text:p text:style-name="P1">* Ignore one type: typically either - to handicap or _ as unforgiving</text:p>
      <text:p text:style-name="P1">* Dual fates: No +- negation</text:p>
      <text:p text:style-name="P1">* Banking: set all dice with the same result off to the side, they may not be used until they are spent</text:p>
      <text:p text:style-name="P1"/>
      <text:h text:style-name="Heading_20_1" text:outline-level="1">characters</text:h>
      <text:h text:style-name="Heading_20_2" text:outline-level="2">creation</text:h>
      <text:p text:style-name="P1">* Relevant profession/hobby (aka archetype)</text:p>
      <text:p text:style-name="P1">* Tools of the trade</text:p>
      <text:p text:style-name="P1"><text:span text:style-name="T3"><text:s text:c="2"/>* ONLY 1 major</text:span></text:p>
      <text:p text:style-name="P1"><text:span text:style-name="T3"><text:s text:c="2"/>* Up to 3 minor</text:span></text:p>
      <text:p text:style-name="P1">* Motivation</text:p>
      <text:p text:style-name="P1"><text:span text:style-name="T3"><text:s text:c="2"/>* Why adventure?</text:span></text:p>
      <text:p text:style-name="P1">* Goals</text:p>
      <text:p text:style-name="P1"><text:span text:style-name="T3"><text:s text:c="2"/>* 1 major: sticks with you for a while</text:span></text:p>
      <text:p text:style-name="P1"><text:soft-page-break/><text:span text:style-name="T3"><text:s text:c="2"/>* 1-3 minor: path to acquire major</text:span></text:p>
      <text:p text:style-name="P1"/>
      <text:h text:style-name="Heading_20_1" text:outline-level="1">how to compete/fight</text:h>
      <text:h text:style-name="Heading_20_2" text:outline-level="2">melee</text:h>
      <text:h text:style-name="Heading_20_3" text:outline-level="3">clash</text:h>
      <text:p text:style-name="P1">* xdF vs xdF</text:p>
      <text:p text:style-name="P1">* Whoever rolls higher has their full attack go through</text:p>
      <text:p text:style-name="P1">* If no one wins no damage is done</text:p>
      <text:p text:style-name="P1"><text:span text:style-name="T3"><text:s text:c="2"/>* Invoke a dual fated 4dF roll to decide next turn advantage</text:span></text:p>
      <text:h text:style-name="Heading_20_3" text:outline-level="3">dirty</text:h>
      <text:p text:style-name="P1">* xdF vs xdF-1</text:p>
      <text:p text:style-name="P1">* If you win, your full attack goes through</text:p>
      <text:p text:style-name="P1">* If you lose, there is no damage, you gain disadvantage for your next roll</text:p>
      <text:h text:style-name="Heading_20_2" text:outline-level="2">ranged</text:h>
      <text:p text:style-name="P1">* Roll xdF to aim</text:p>
      <text:p text:style-name="P1">* Roll XdF for destruction, even upon a miss</text:p>
      <text:p text:style-name="P1"/>
      <text:h text:style-name="Heading_20_1" text:outline-level="1">ability creation</text:h>
      <text:p text:style-name="P1">● point-vertical (high, low, mid)</text:p>
      <text:p text:style-name="P1">● point-horizontal (left, right, center)</text:p>
      <text:p text:style-name="P1">● horizontal rotation (point, flank, backstab)</text:p>
      <text:p text:style-name="P1">● Vertical rotation (above, below, level)</text:p>
      <text:p text:style-name="P1">● time based activation (immediate, delayed, retroactive, over time)</text:p>
      <text:p text:style-name="P1">● element based (rock paper scissors)</text:p>
      <text:p text:style-name="P1">* Body part target</text:p>
      <text:p text:style-name="P1">* Disable </text:p>
      <text:p text:style-name="P1"/>
      <text:p text:style-name="P1">● range (cqc, standoff, far)</text:p>
      <text:p text:style-name="P1">● combination (set-up, punchline, unique stacking)</text:p>
      <text:p text:style-name="P1">● time based spread (burst, DoT)</text:p>
      <text:p text:style-name="P1"/>
      <text:p text:style-name="P1"/>
      <text:h text:style-name="Heading_20_2" text:outline-level="2">effect</text:h>
      <text:p text:style-name="P1">* Meaty: level+ to roll</text:p>
      <text:p text:style-name="P1">* Supernatural advantage: unnatural 4+</text:p>
      <text:p text:style-name="P1">* Super assist: level+ to another's ro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1:46:54.881926279</meta:creation-date>
    <dc:date>2023-04-16T12:10:02.026537397</dc:date>
    <meta:editing-duration>PT12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425" meta:character-count="2295" meta:non-whitespace-character-count="1925"/>
  </office:meta>
</office:document-meta>
</file>